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en" fo:country="GB" officeooo:rsid="00227890" officeooo:paragraph-rsid="00227890"/>
    </style:style>
    <style:style style:name="P2" style:family="paragraph" style:parent-style-name="Text_20_body" style:list-style-name="L1">
      <style:text-properties officeooo:paragraph-rsid="002c2d83"/>
    </style:style>
    <style:style style:name="P3" style:family="paragraph" style:parent-style-name="Text_20_body" style:list-style-name="L1">
      <style:text-properties fo:language="en" fo:country="GB" officeooo:rsid="00227890" officeooo:paragraph-rsid="00227890"/>
    </style:style>
    <style:style style:name="P4" style:family="paragraph" style:parent-style-name="Text_20_body" style:list-style-name="L1">
      <style:text-properties fo:language="en" fo:country="GB" officeooo:rsid="00263fda" officeooo:paragraph-rsid="00263fda"/>
    </style:style>
    <style:style style:name="P5" style:family="paragraph" style:parent-style-name="Text_20_body" style:list-style-name="L1">
      <style:text-properties fo:language="en" fo:country="GB" officeooo:rsid="0022e613" officeooo:paragraph-rsid="00277b72"/>
    </style:style>
    <style:style style:name="P6" style:family="paragraph" style:parent-style-name="Text_20_body" style:list-style-name="L2">
      <style:text-properties fo:language="en" fo:country="GB" officeooo:rsid="00277b72" officeooo:paragraph-rsid="00277b72"/>
    </style:style>
    <style:style style:name="P7" style:family="paragraph" style:parent-style-name="Text_20_body" style:list-style-name="L1">
      <style:text-properties fo:language="en" fo:country="GB" officeooo:rsid="00248ae5" officeooo:paragraph-rsid="00248ae5"/>
    </style:style>
    <style:style style:name="P8" style:family="paragraph" style:parent-style-name="Text_20_body" style:list-style-name="L1">
      <style:text-properties fo:color="#2a6099" loext:opacity="100%" fo:language="en" fo:country="GB" officeooo:rsid="002c2d83" officeooo:paragraph-rsid="002c2d83"/>
    </style:style>
    <style:style style:name="P9" style:family="paragraph" style:parent-style-name="Text_20_body" style:list-style-name="L2">
      <style:text-properties fo:color="#2a6099" loext:opacity="100%" fo:language="en" fo:country="GB" officeooo:rsid="002c2d83" officeooo:paragraph-rsid="002c2d83"/>
    </style:style>
    <style:style style:name="P10" style:family="paragraph" style:parent-style-name="Text_20_body" style:list-style-name="L1">
      <style:text-properties fo:color="#2a6099" loext:opacity="100%" fo:language="en" fo:country="GB" officeooo:rsid="002cb3c0" officeooo:paragraph-rsid="002cb3c0"/>
    </style:style>
    <style:style style:name="T1" style:family="text">
      <style:text-properties fo:color="#2a6099" loext:opacity="100%" fo:language="en" fo:country="GB" officeooo:rsid="002c2d83"/>
    </style:style>
    <style:style style:name="T2" style:family="text">
      <style:text-properties fo:color="#2a6099" loext:opacity="100%" fo:language="en" fo:country="GB" officeooo:rsid="002de4dd"/>
    </style:style>
    <style:style style:name="T3" style:family="text">
      <style:text-properties fo:color="#2a6099" loext:opacity="100%" officeooo:rsid="002de4dd"/>
    </style:style>
    <style:style style:name="T4" style:family="text">
      <style:text-properties officeooo:rsid="002c9bc7"/>
    </style:style>
    <style:style style:name="T5" style:family="text">
      <style:text-properties officeooo:rsid="002de4dd"/>
    </style:style>
    <style:style style:name="T6" style:family="text">
      <style:text-properties officeooo:rsid="002e431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Questions</text:h>
      <text:list xml:id="list3470613279" text:style-name="L1">
        <text:list-item>
          <text:p text:style-name="P3">Indicate the two different ways of creating a new image.</text:p>
          <text:p text:style-name="P8">docker commit <text:span text:style-name="T4">after changing an already existing container </text:span>or <text:span text:style-name="T4">via a dockerfile using </text:span>docker build</text:p>
        </text:list-item>
        <text:list-item>
          <text:p text:style-name="P3">Indicate when does docker add a new image layer to an image.</text:p>
          <text:p text:style-name="P8">After each instruction of a dockerfile, docker will add a new image to the FROM image</text:p>
        </text:list-item>
        <text:list-item>
          <text:p text:style-name="P4">If you have your web application in a directory called “web” explain with your own words how you can create a docker image that contains that app. You can use an example.</text:p>
          <text:p text:style-name="P10">Create a dockerfile on the web directory to containerize the app → docker <text:span text:style-name="T6">compose </text:span>build, that way you get a new image</text:p>
        </text:list-item>
        <text:list-item>
          <text:p text:style-name="P5">Indicate the benefits of using Docker Compose.</text:p>
          <text:p text:style-name="P8">It allows for a quicker way to use multiple container when our project uses many</text:p>
        </text:list-item>
        <text:list-item>
          <text:p text:style-name="P4">Explain the following lines from a docker compose file:</text:p>
          <text:p text:style-name="P4">services: <text:span text:style-name="T3">os diferentes paquetes</text:span><text:line-break/> <text:tab/>web: <text:span text:style-name="T3">paquete web</text:span><text:line-break/><text:tab/><text:tab/> build: . <text:span text:style-name="T3">ruta ó dockerfile da imaxe do paqeute</text:span><text:line-break/><text:tab/><text:tab/> depends_on: <text:span text:style-name="T3">como depende de algo executase primero ese</text:span><text:line-break/><text:tab/><text:tab/><text:tab/> - db<text:line-break/><text:tab/> db: <text:span text:style-name="T3">paqeute db, execútase primeiro pq o web depende del</text:span><text:line-break/><text:tab/><text:tab/> image: mysql:8.0 <text:span text:style-name="T3">imaxe do paquete</text:span></text:p>
        </text:list-item>
      </text:list>
      <text:list text:style-name="L2">
        <text:list-item>
          <text:list>
            <text:list-item>
              <text:p text:style-name="P6">Are the “web” service and the “db” service in this example connected?</text:p>
              <text:p text:style-name="P9">By default, docker compose connects all services so yes</text:p>
            </text:list-item>
            <text:list-item>
              <text:p text:style-name="P6">Write the command to run these services.</text:p>
              <text:p text:style-name="P9">docker compose up</text:p>
            </text:list-item>
            <text:list-item>
              <text:p text:style-name="P6">How many containers are created the first time that we run these services? </text:p>
              <text:p text:style-name="P9">One for each service in the docker compose file</text:p>
            </text:list-item>
            <text:list-item>
              <text:p text:style-name="P6">Are these containers connected through a network?</text:p>
              <text:p text:style-name="P9">Yes</text:p>
            </text:list-item>
            <text:list-item>
              <text:p text:style-name="P6">If we change the Docker file and the image has been created previously. What command must we execute so that the image is created again taking into account the new Dockerfile?</text:p>
              <text:p text:style-name="P9">docker compose build</text:p>
            </text:list-item>
          </text:list>
        </text:list-item>
      </text:list>
      <text:list text:continue-list="list3470613279" text:style-name="L1">
        <text:list-item>
          <text:p text:style-name="P7">What is the purpose of using volumes?</text:p>
          <text:p text:style-name="P2"><text:span text:style-name="T1">To have multiple containers access the same information in your local machin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9T12:11:22.156923324</dc:date>
    <meta:editing-duration>PT3H18M35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310" meta:character-count="1724" meta:non-whitespace-character-count="1435"/>
  </office:meta>
</office:document-meta>
</file>